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2-24T00:00:00" table:style-name="ce4">
            <text:p>24.02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47" table:style-name="ce8">
            <text:p>47</text:p>
          </table:table-cell>
          <table:table-cell office:value-type="currency" office:value="47" table:formula="of:=[.A10]*([.D10]+50*[.C10])" table:style-name="ce9">
            <text:p>CHF 4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9" table:style-name="ce8">
            <text:p>19</text:p>
          </table:table-cell>
          <table:table-cell office:value-type="currency" office:value="38" table:formula="of:=[.A11]*([.D11]+50*[.C11])" table:style-name="ce9">
            <text:p>CHF 3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35" table:formula="of:=[.A12]*([.D12]+25*[.C12])" table:style-name="ce9">
            <text:p>CHF 3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" table:formula="of:=[.A13]*[.D13]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150" table:formula="of:=[.A15]*[.D15]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80" table:formula="of:=SUM([.E6:.E18])" table:number-columns-spanned="2" table:number-rows-spanned="1" table:style-name="ce11">
            <text:p>CHF 28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37:48Z</dc:date>
    <meta:print-date>2022-09-13T17:37:45Z</meta:print-date>
    <meta:editing-cycles>17</meta:editing-cycles>
    <meta:editing-duration>PT0S</meta:editing-duration>
  </office:meta>
</office:document-meta>
</file>